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solid" style:font-name="Times New Roman" style:text-underline-style="none"/>
    </style:style>
    <style:style style:name="T5" style:family="text">
      <style:text-properties style:text-line-through-style="none"/>
    </style:style>
    <style:style style:name="T6" style:family="text">
      <style:text-properties style:text-line-through-style="none" style:text-underline-style="none"/>
    </style:style>
    <style:style style:name="T7" style:family="text">
      <style:text-properties style:text-line-through-style="none" style:font-name="Times New Roman1" style:text-underline-style="none"/>
    </style:style>
    <style:style style:name="T8" style:family="text">
      <style:text-properties style:text-line-through-style="none" style:font-name="Times New Roman" style:text-underline-style="none"/>
    </style:style>
    <style:style style:name="T9" style:family="text">
      <style:text-properties style:text-line-through-style="none" style:font-name="Times New Roman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6_2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6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, Hebrew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1894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9</text:p>
      <text:p text:style-name="P2">Number of Sheets<text:tab/><text:tab/><text:tab/><text:tab/>3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Letterhead]</text:p>
      <text:p text:style-name="P6">S. MORAIS,/</text:p>
      <text:p text:style-name="P7">546 N. FIFTH STREET./</text:p>
      <text:p text:style-name="P9">PHILADELPHIA,<text:tab/><text:tab/>1894/</text:p>
      <text:p text:style-name="P9"/>
      <text:p text:style-name="P7">[Front Cover]</text:p>
      <text:p text:style-name="P10">On Elijah for Haftorath [Hebrew]/</text:p>
      <text:p text:style-name="P7">[Note: The number "61" is written in pencil and circled in the top right corner of the page.]</text:p>
      <text:p text:style-name="P7"/>
      <text:p text:style-name="P7">[Page 1]</text:p>
      <text:p text:style-name="P7">Why has the Jew suffered persecution always? <text:s/>Because/ he has dared to stand forth as a living protest against/ falsehood. <text:s/>Demanded to surrender his charter and/ cast it at the feet, now of paganism, anon of Christ-/-ianity and Islamism that it <text:span text:style-name="T2">may</text:span><text:span text:style-name="T5"> might be trampled upon,/ he said: "</text:span><text:span text:style-name="T2">You</text:span><text:span text:style-name="T5"> Thou cruel gentilism, mayest tread upon my body, but/ I will hold fast even unto death to the instrument/ of my spiritual freedom--the Torah." <text:s/>Our/ philosopher poet Judah Ho-Levy, who called the Jew the heart of the/ world, whose circulating blood prevented mankind/ from stagnating, asked the King of the Rhazars, that/ inclined to undervalue Israel, what he would think </text:span><text:span text:style-name="T2">thought</text:span><text:span text:style-name="T5"> of/ a nation that could exchange a life of trials for one/ of ease by a simple utterance, and still prefers</text:span><text:span text:style-name="T2">ed</text:span><text:span text:style-name="T5"> afflict-/ions to </text:span><text:span text:style-name="T2">falsehood</text:span><text:span text:style-name="T5"> prevarications. <text:s/>"I bow to Jupiter, I sear by the cross,/ I acknowledge Mohammed God's prophet." <text:s/>Those/ </text:span><text:span text:style-name="T2">simple</text:span><text:span text:style-name="T5"> few words, would have extinguished for ever the fire/ of persecution. <text:s/>But the cowardly </text:span><text:soft-page-break/><text:span text:style-name="T5">confession did not/ come. <text:s/>Of that, the Jew may rightly boast./ <text:s/>His sufferings are his glory. <text:s/>Aye: [Hebrew]/ For Thee, O Lord! we have been </text:span><text:span text:style-name="T3">killed</text:span><text:span text:style-name="T6"> slain every day, we are reckoned/</text:span></text:p>
      <text:p text:style-name="P7"><text:span text:style-name="T6"/></text:p>
      <text:p text:style-name="P7"><text:span text:style-name="T6">[Page 2]</text:span></text:p>
      <text:p text:style-name="P7"><text:span text:style-name="T6">like sheep for the slaughter" [Hebrew]/ All that has </text:span><text:span text:style-name="T3">come upon</text:span><text:span text:style-name="T6"> befallen us, yet, we have not/ forgotten Thee, neither have we hid against Thy/ covenant". <text:s/>Brethren. <text:s/>In the Hatorah of/ this Sabbath, loyal Israel is typified. <text:s/>Elijah/ the avenger of the covenant, wandering in exile/ with a drawn sword hanging over his head; Elijah/ enduring misery, is a fitting symbol of the/ people from where he sprung. <text:s/>Heathenism/ had triumphed, for a time, over Judaism. <text:s/>An/ ill-assorted marriage between the son of/ Omri and the daughter of Ethbaal, brought/ in its train the saddest consequences. <text:s/>Ambition,/ perhaps, led Ahab to wed a princess of Phoe-/nicia, born and bred in a hotbed of debasing/ idolatry. <text:s/>The influence of such a woman was/ poisonous. <text:s/>Her royal husband drank in that/ soul corroding venom; his subjects caught the/ killing infection. <text:s/>The God of Abraham must/ feel prostrate before the brutal deities of the/ Sidonians. <text:s/>The altar built at Zion in honor of the Lawgiver/ of Sinai, must make room for </text:span><text:span text:style-name="T3">those</text:span><text:span text:style-name="T6"> altars reeking with/</text:span></text:p>
      <text:p text:style-name="P7"><text:span text:style-name="T6"/></text:p>
      <text:p text:style-name="P7"><text:span text:style-name="T6">[Page 3]</text:span></text:p>
      <text:p text:style-name="P7"><text:span text:style-name="T6">the blood of human sacrifices. <text:s/>So Jezebel had vowed. <text:s/>But not all/ in the corrupt kingdom of Israel were corrupt./ <text:s/>Jezebel had forced into silence by engines of death,/ every one who moaned and wept over the abroga-/-tion of the religion of Moses. <text:s/>Still, in the/ palace of inequity an official lived, who secretly/ labored to mitigate the evil which the impious queen had/ wrought. <text:s/>But how </text:span><text:span text:style-name="T3">he</text:span><text:span text:style-name="T6"> God-fearing Obadiah trembled, lest a discovery of/ his fealty to Judaism, might redouble the trials/ of the faithful. <text:s/>Jezebel was the [?]-eyed monster that never sleeps. <text:s/>We may consider Jeze-/-bel, the pagan wife of Ahab the Israelite, the/ initiator of those series of persecution to which/ we are yet exposed. <text:s/>But whom did our heavenly Deliverer raise then to baffle the scheme/ of the infamous Sidonian, bent upon supplanting/ Monotheism by a compulsory </text:span><text:span text:style-name="T3">introduction</text:span><text:span text:style-name="T6"> adoration of her/ polytheism? <text:s/>Like an apparition suddenly/ </text:span><text:span text:style-name="T3">a</text:span><text:span text:style-name="T6"> the man arose, </text:span><text:span text:style-name="T3">to</text:span><text:span text:style-name="T6"> who lifted up high the banner of Sinai/ in the face of Jezebel. <text:s/>Did he issue from/ the school of prophets, which the great Samuel/ had founded and fostered? <text:s/>We do not know./ <text:s/>Equally uncertain we are about his nativity/</text:span></text:p>
      <text:p text:style-name="P7"><text:span text:style-name="T6"/></text:p>
      <text:p text:style-name="P7"><text:span text:style-name="T6">[Page 4]</text:span></text:p>
      <text:p text:style-name="P7"><text:span text:style-name="T6">and parentage. <text:s/>But what of that? <text:s/>He was/ the child of the hour, born to terrify unright-/-eousness. <text:s/>Weird in his appearance, trenchant/ in his language, he brings a hard message from/ the Master whom he served [Hebrew]/ [Hebrew] "As the Lord God of Israel, before whom/ I stand does him, I swear that in these coming years,/ no dew or rain shall come down, unless I </text:span><text:span text:style-name="T3">say</text:span><text:span text:style-name="T6"> command it."/ <text:s/>Drought, the frequent plaque of the land of/ mountains and valleys, watered by showers from/ the sky [Hebrew]/ The dreaded drought of Palestine comes. <text:s/>The soil/ is parched. <text:s/>Man's tongue cleaves to the roof of/ his mouth. <text:s/>Sin has shut up the heavens, then precious drops refuse to fall [Hebrew] <text:s/>"Where is Elijah? <text:s/>By all the/ goods of Sidon, the herald of a calamity shall/ die. <text:s/>He must pay with his life for the sorrows he </text:span><text:span text:style-name="T3">his</text:span><text:span text:style-name="T6"> pre-/-dicted. <text:s/>Where does </text:span><text:span text:style-name="T3">he</text:span><text:span text:style-name="T6"> the hated Tishbite lie hidden? <text:s/>Let him be/ dragged into the presence of Jezebel. <text:s/>What prince,/ or what people has dared to give him shelter? <text:s/>The/ hand of Jezebel will reach all to scourge and/ to tear and devastate". <text:s/>"Check thy/</text:span></text:p>
      <text:p text:style-name="P7"><text:span text:style-name="T6"/></text:p>
      <text:p text:style-name="P7"><text:span text:style-name="T6">[Page 5]</text:span></text:p>
      <text:p text:style-name="P7"><text:span text:style-name="T6">wrath, thou wicked heathen, who sharest the throne/ of Israel. <text:s/>The man thou hast compelled to seek/ a scanty meal and a bed among strangers, has/ arrived. <text:s/>Ahab has met him." <text:s/>Ahab and Elijah/ stand face to face. <text:s/>The crowned head and the stern/ denouncer of wrong. <text:s/>"Is it thou indeed, thou </text:span><text:span text:style-name="T3">he</text:span><text:span text:style-name="T6"> who/ hast so troubled Israel". <text:s/>"Not I," answers Elijah./ <text:s/>"Not I have troubled Israel, but thou and thy father's/ house </text:span><text:span text:style-name="T3">who have</text:span><text:span text:style-name="T6"> have troubled my people. <text:s/>Thou and thy father's house, that </text:span><text:span text:style-name="T3">for</text:span><text:span text:style-name="T6"> led man to cast behind the </text:span><text:soft-page-break/><text:span text:style-name="T6">command of the/ Lord and run after debauching idols. <text:s/>Let thy false/ prophets, who fatten at the table of </text:span><text:span text:style-name="T3">Ze</text:span><text:span text:style-name="T6"> Jezebel,/ prove that a spirit from on high rests upon them,/ and I shall kneel before thy heathen queen."/ <text:s/>The challenge is accepted. <text:s/>Our Haftorah/ describes the test thrillingly. <text:s/>Our mount/ Carmel--a promontory near the Mediterranean/ sea, Elijah takes his stand. <text:s/>His gaunt figure,/ his attenuated body, his dishevelled[sic!] hair, his coarse garment tied/ round </text:span><text:span text:style-name="T3">his</text:span><text:span text:style-name="T6"> the waist with a leather belt, contrasted/ </text:span><text:span text:style-name="T3">sbv</text:span><text:span text:style-name="T6"> strikingly with the </text:span><text:span text:style-name="T3">rich b</text:span><text:span text:style-name="T6"> gorgeous robes of the well/ preserved flatterers, who </text:span><text:span text:style-name="T3">ministered</text:span><text:span text:style-name="T6"> lay increase at the shrine of Jezebel's idols./</text:span></text:p>
      <text:p text:style-name="P7"><text:span text:style-name="T6"/></text:p>
      <text:p text:style-name="P7"><text:span text:style-name="T6">[Page 6]</text:span></text:p>
      <text:p text:style-name="P7"><text:span text:style-name="T6">Listen, he is addressing the </text:span><text:span text:style-name="T3">people</text:span><text:span text:style-name="T6"> multitude who have/ come to see the awful trial. <text:s/>"How long will ye halt/ between two opinions? <text:s/>If the Lord that Abraham/ </text:span><text:span text:style-name="T3">discovered</text:span><text:span text:style-name="T6"> beheld is nature and Moses proclaimed One,/ is the true God, follow Him, and if the idols of Jezebel/ </text:span><text:span text:style-name="T3">is</text:span><text:span text:style-name="T6"> are gods, follow them. <text:s/>Here, are </text:span><text:span text:style-name="T3">those</text:span><text:span text:style-name="T6"> the ministers richly rewarded/ for raising temples to Baal. <text:s/>Let them sing </text:span><text:span text:style-name="T3">of his its</text:span><text:span text:style-name="T6"> his praises,/ and ask that he may send a fire to consume/ the offerings made in honor of </text:span><text:span text:style-name="T3">its</text:span><text:span text:style-name="T6"> his divinity. <text:s/>If fire/ shall descend from heaven at their bidding, then go/ ye, children of Israel, and deny for ever the rock whence you/ were hewn--Abraham the Hebrew and Moses who/ </text:span><text:span text:style-name="T3">led you on</text:span><text:span text:style-name="T6"> guided us with his spirit". <text:s/>The altar is set up, the/ sacrifice is laid upon it; the priests pray and cry/ long. <text:s/>"Oh Baal! <text:s/>Reveal thy power." <text:s/>Elijah mocks/ them. <text:s/>"Pray louder, cry with a stronger voice, may/ be Baal is not here, he has gone further, or perchance/ other petitioners occupy </text:span><text:span text:style-name="T3">its</text:span><text:span text:style-name="T6"> his mind." <text:s/>Like the wild/ Arabs of the </text:span><text:span text:style-name="T3">rast</text:span><text:span text:style-name="T6"> desert in their fantastic and fanatical worship, the priests of Baal work them-/-selves into a state of frenzy. <text:s/>With swords and lances/ they cut their flesh and slash at one another, until/ they are smeared with streaming blood./</text:span></text:p>
      <text:p text:style-name="P7"><text:span text:style-name="T6"/></text:p>
      <text:p text:style-name="P7"><text:span text:style-name="T6">[Page 7]</text:span></text:p>
      <text:p text:style-name="P7"><text:span text:style-name="T6">Not fancifully did the Sages of Israel, while/ commenting upon the portion of the Pentateuch which/ we have just read, interpret the action of the/ </text:span><text:span text:style-name="T3">worshippers</text:span><text:span text:style-name="T6"> adorers of the golden calf, who sang and/ danced, as a worship shockingly revolting [Hebrew]/ Now, the sun that had shone with its oriental bright-/-ness </text:span><text:span text:style-name="T3">is now</text:span><text:span text:style-name="T6"> on the Eastern summit, commanding a fair view of the Mediterranean sea, was bending towards the West. <text:s/>Elijah rises/ in the calmness of prophetic majesty. <text:s/>"Draw nigh/ to me ye progeny of Jacob and see if the </text:span><text:span text:style-name="T3">living</text:span><text:span text:style-name="T6"> God whom/ you have forsaken liveth" So the austere, but staunch-/-est believer </text:span><text:span text:style-name="T3">of</text:span><text:span text:style-name="T6"> in Adona</text:span><text:span text:style-name="T7">ï</text:span><text:span text:style-name="T8">, speaks. <text:s/>Israel has gone astray./ <text:s/>The nationality which David knit together by military/ genius, his unwise successors have split asunder./ <text:s/>Elijah the patriot, Elijah the herald of the One/ God, will not recognize a denationalizing division./ <text:s/>Twelve stones he raises to set up his altar, and prays./ <text:s/>Not wildly but with intensity of fervor, convinced/ that the Lord who commands lightnings and thunders/ and they go forth, can bid fire to come and con-/sume the sacrifice offered in honor to His name./ <text:s/>"Oh Lord God of Abraham, Isaac and Israel; this day/</text:span></text:p>
      <text:p text:style-name="P7"><text:span text:style-name="T8"/></text:p>
      <text:p text:style-name="P7"><text:span text:style-name="T8">[Page 8]</text:span></text:p>
      <text:p text:style-name="P7"><text:span text:style-name="T8">shall it be known, that Thou art God in Israel,/ and that I am Thy servant....Answer me,/ O Lord! Answer me, and let this people know,/ that thou art the only God and that Thou/ hast turned their heart back again." <text:s/>You know/ my brethren, the precious confession sevenfold/ repeated by the Jew, </text:span><text:span text:style-name="T4">everywhere</text:span><text:span text:style-name="T8"> when the sun/ of the holiest day in the year departs. <text:s/>"The Lord/ He is God. <text:s/>The Lord He is God." <text:s/>That confession,/ </text:span><text:span text:style-name="T4">from an erring</text:span><text:span text:style-name="T8"> by a penitent people rent the air, as Elijah/ from the top of Carmel saluted the welcomed fire/ that </text:span><text:span text:style-name="T4">showed</text:span><text:span text:style-name="T8"> proved him God's ever constant servant./ <text:s/>Malachi, the last of our prophets, saw that/ typical avenger of the Unity arrive </text:span><text:span text:style-name="T4">in advance</text:span><text:span text:style-name="T8"> in spirit before/ </text:span><text:span text:style-name="T4">of</text:span><text:span text:style-name="T8"> the great and tremendous day, when God will/ redeem His word to faithful Israel. <text:s/>The Rabbis/ make room for the Tishbite, that he may preside/ in spirit over assemblages initiating those born in Israel/ into Abraham's covenant, and they greet </text:span><text:span text:style-name="T4">him it</text:span><text:span text:style-name="T8"> adhere his entrance in spirit </text:span><text:span text:style-name="T4">to</text:span><text:span text:style-name="T8"> in the honored the evening/ repast of the Passover </text:span><text:span text:style-name="T4">holiday</text:span><text:span text:style-name="T8"> is held. <text:s/></text:span><text:span text:style-name="T4">They</text:span><text:span text:style-name="T8"> Our Sages look for/ the venerable Seer </text:span><text:span text:style-name="T4">to</text:span><text:span text:style-name="T8"> hastening to </text:span><text:soft-page-break/><text:span text:style-name="T8">preach union/ [Hebrew], when fathers shall not dispute/</text:span></text:p>
      <text:p text:style-name="P7"><text:span text:style-name="T8"/></text:p>
      <text:p text:style-name="P7"><text:span text:style-name="T8">[Page 9]</text:span></text:p>
      <text:p text:style-name="P7"><text:span text:style-name="T8">with their children, nor children with their/ fathers on the religion that has made us one and/ indivisible; </text:span><text:span text:style-name="T4">all</text:span><text:span text:style-name="T8"> when all </text:span><text:span text:style-name="T4">with</text:span><text:span text:style-name="T8"> will declare/ that God gave unto Moses in Koreb for </text:span><text:span text:style-name="T9">all</text:span><text:span text:style-name="T8"> Israel/ statutes and ordinances. <text:s/>Oh! may Elijah arise,/ [Hebrew]/ "to cleanse what is impure, to bring near those/ who have gone far and establish peace in </text:span><text:span text:style-name="T4">the</text:span><text:span text:style-name="T8"> our/ world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16T12:07:59.24</meta:creation-date>
    <dc:date>2012-05-16T14:09:32.03</dc:date>
    <dc:creator>Penn Libraries</dc:creator>
    <meta:editing-duration>PT00H01M59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5" meta:paragraph-count="85" meta:word-count="1857" meta:character-count="11168"/>
  </office:meta>
</office:document-meta>
</file>